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3.6925in" svg:y="0.0504in">
            <draw:object draw:notify-on-update-of-ranges="Лист1.A6:Лист1.A6 Лист1.A7:Лист1.A26 Лист1.B6:Лист1.B6 Лист1.B7:Лист1.B26 Лист1.C6:Лист1.C6 Лист1.C7:Лист1.C26 Лист1.D6:Лист1.D6 Лист1.D7:Лист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Кол-во элем.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ом</text:p>
          </table:table-cell>
          <table:table-cell office:value-type="float" office:value="35.7" calcext:value-type="float">
            <text:p>35.7</text:p>
          </table:table-cell>
          <table:table-cell office:value-type="float" office:value="139.5" calcext:value-type="float">
            <text:p>139.5</text:p>
          </table:table-cell>
          <table:table-cell office:value-type="float" office:value="311.4" calcext:value-type="float">
            <text:p>31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меном</text:p>
          </table:table-cell>
          <table:table-cell office:value-type="float" office:value="71.1" calcext:value-type="float">
            <text:p>71.1</text:p>
          </table:table-cell>
          <table:table-cell office:value-type="float" office:value="243.1" calcext:value-type="float">
            <text:p>243.1</text:p>
          </table:table-cell>
          <table:table-cell office:value-type="float" office:value="516.3" calcext:value-type="float">
            <text:p>516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елла</text:p>
          </table:table-cell>
          <table:table-cell office:value-type="float" office:value="12.8" calcext:value-type="float">
            <text:p>12.8</text:p>
          </table:table-cell>
          <table:table-cell office:value-type="float" office:value="29.8" calcext:value-type="float">
            <text:p>29.8</text:p>
          </table:table-cell>
          <table:table-cell office:value-type="float" office:value="53.8" calcext:value-type="float">
            <text:p>53.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Кол-во элем.</text:p>
          </table:table-cell>
          <table:table-cell office:value-type="string" calcext:value-type="string">
            <text:p>Выбором</text:p>
          </table:table-cell>
          <table:table-cell office:value-type="string" calcext:value-type="string">
            <text:p>Обменом</text:p>
          </table:table-cell>
          <table:table-cell office:value-type="string" calcext:value-type="string">
            <text:p>Шелла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.4</text:p>
          </table:table-cell>
          <table:table-cell office:value-type="float" office:value="11.7" calcext:value-type="float">
            <text:p>11.7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3" calcext:value-type="float">
            <text:p>9.3</text:p>
          </table:table-cell>
          <table:table-cell office:value-type="float" office:value="23.6" calcext:value-type="float">
            <text:p>23.6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4" calcext:value-type="float">
            <text:p>16.4</text:p>
          </table:table-cell>
          <table:table-cell office:value-type="float" office:value="37.7" calcext:value-type="float">
            <text:p>37.7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1" calcext:value-type="float">
            <text:p>25.1</text:p>
          </table:table-cell>
          <table:table-cell office:value-type="float" office:value="53.7" calcext:value-type="float">
            <text:p>53.7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.3" calcext:value-type="float">
            <text:p>36.3</text:p>
          </table:table-cell>
          <table:table-cell office:value-type="float" office:value="74.8" calcext:value-type="float">
            <text:p>74.8</text:p>
          </table:table-cell>
          <table:table-cell office:value-type="float" office:value="12.7" calcext:value-type="float">
            <text:p>12.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9.1" calcext:value-type="float">
            <text:p>49.1</text:p>
          </table:table-cell>
          <table:table-cell office:value-type="float" office:value="96" calcext:value-type="float">
            <text:p>96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.3" calcext:value-type="float">
            <text:p>64.3</text:p>
          </table:table-cell>
          <table:table-cell office:value-type="float" office:value="119.6" calcext:value-type="float">
            <text:p>119.6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.3" calcext:value-type="float">
            <text:p>80.3</text:p>
          </table:table-cell>
          <table:table-cell office:value-type="float" office:value="149.2" calcext:value-type="float">
            <text:p>149.2</text:p>
          </table:table-cell>
          <table:table-cell office:value-type="float" office:value="23.3" calcext:value-type="float">
            <text:p>23.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.9" calcext:value-type="float">
            <text:p>97.9</text:p>
          </table:table-cell>
          <table:table-cell office:value-type="float" office:value="177.2" calcext:value-type="float">
            <text:p>177.2</text:p>
          </table:table-cell>
          <table:table-cell office:value-type="float" office:value="24.1" calcext:value-type="float">
            <text:p>24.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8.6" calcext:value-type="float">
            <text:p>118.6</text:p>
          </table:table-cell>
          <table:table-cell office:value-type="float" office:value="218.6" calcext:value-type="float">
            <text:p>218.6</text:p>
          </table:table-cell>
          <table:table-cell office:value-type="float" office:value="27.3" calcext:value-type="float">
            <text:p>27.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9.6" calcext:value-type="float">
            <text:p>139.6</text:p>
          </table:table-cell>
          <table:table-cell office:value-type="float" office:value="254.8" calcext:value-type="float">
            <text:p>254.8</text:p>
          </table:table-cell>
          <table:table-cell office:value-type="float" office:value="30.2" calcext:value-type="float">
            <text:p>30.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4.3" calcext:value-type="float">
            <text:p>164.3</text:p>
          </table:table-cell>
          <table:table-cell office:value-type="float" office:value="288.8" calcext:value-type="float">
            <text:p>288.8</text:p>
          </table:table-cell>
          <table:table-cell office:value-type="float" office:value="35.1" calcext:value-type="float">
            <text:p>35.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2.9" calcext:value-type="float">
            <text:p>192.9</text:p>
          </table:table-cell>
          <table:table-cell office:value-type="float" office:value="328.6" calcext:value-type="float">
            <text:p>328.6</text:p>
          </table:table-cell>
          <table:table-cell office:value-type="float" office:value="36.4" calcext:value-type="float">
            <text:p>36.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17.9" calcext:value-type="float">
            <text:p>217.9</text:p>
          </table:table-cell>
          <table:table-cell office:value-type="float" office:value="372.5" calcext:value-type="float">
            <text:p>372.5</text:p>
          </table:table-cell>
          <table:table-cell office:value-type="float" office:value="38.9" calcext:value-type="float">
            <text:p>38.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47.9" calcext:value-type="float">
            <text:p>247.9</text:p>
          </table:table-cell>
          <table:table-cell office:value-type="float" office:value="417.5" calcext:value-type="float">
            <text:p>417.5</text:p>
          </table:table-cell>
          <table:table-cell office:value-type="float" office:value="45.9" calcext:value-type="float">
            <text:p>45.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78.3" calcext:value-type="float">
            <text:p>278.3</text:p>
          </table:table-cell>
          <table:table-cell office:value-type="float" office:value="477.4" calcext:value-type="float">
            <text:p>477.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12" calcext:value-type="float">
            <text:p>312</text:p>
          </table:table-cell>
          <table:table-cell office:value-type="float" office:value="517.5" calcext:value-type="float">
            <text:p>517.5</text:p>
          </table:table-cell>
          <table:table-cell office:value-type="float" office:value="53.3" calcext:value-type="float">
            <text:p>53.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47.3" calcext:value-type="float">
            <text:p>347.3</text:p>
          </table:table-cell>
          <table:table-cell office:value-type="float" office:value="582.3" calcext:value-type="float">
            <text:p>582.3</text:p>
          </table:table-cell>
          <table:table-cell office:value-type="float" office:value="51.8" calcext:value-type="float">
            <text:p>51.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4.3" calcext:value-type="float">
            <text:p>384.3</text:p>
          </table:table-cell>
          <table:table-cell office:value-type="float" office:value="656.1" calcext:value-type="float">
            <text:p>656.1</text:p>
          </table:table-cell>
          <table:table-cell office:value-type="float" office:value="56.9" calcext:value-type="float">
            <text:p>56.9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58:24.862344089</meta:creation-date>
    <dc:date>2023-04-08T11:23:05.494583078</dc:date>
    <meta:editing-duration>PT22M</meta:editing-duration>
    <meta:editing-cycles>4</meta:editing-cycles>
    <meta:generator>LibreOffice/7.5.2.2$Linux_X86_64 LibreOffice_project/50$Build-2</meta:generator>
    <meta:document-statistic meta:table-count="1" meta:cell-count="1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5cm" chart:style-name="ch2">
          <text:p>Зависимость времени работы алгоритмов сортировки от количества элементов в массиве</text:p>
        </chart:title>
        <chart:legend chart:legend-position="bottom" svg:x="4.275cm" svg:y="8.401cm" style:legend-expansion="wide" chart:style-name="ch3"/>
        <chart:plot-area chart:style-name="ch4" table:cell-range-address="Лист1.A6:Лист1.D26" chart:data-source-has-labels="both" svg:x="1.331cm" svg:y="1.778cm" svg:width="14.349cm" svg:height="5.278cm">
          <chart:coordinate-region svg:x="2.138cm" svg:y="1.977cm" svg:width="13.171cm" svg:height="4.432cm"/>
          <chart:axis chart:dimension="x" chart:name="primary-x" chart:style-name="ch5" chartooo:axis-type="auto">
            <chartooo:date-scale/>
            <chart:title svg:x="6.014cm" svg:y="7.236cm" chart:style-name="ch6">
              <text:p>Кол-во элементов в массиве, шт.</text:p>
            </chart:title>
            <chart:categories table:cell-range-address="Лист1.A7:Лист1.A26"/>
          </chart:axis>
          <chart:axis chart:dimension="y" chart:name="primary-y" chart:style-name="ch5">
            <chart:title svg:x="0.451cm" svg:y="5.202cm" chart:style-name="ch7">
              <text:p>Время, μс</text:p>
            </chart:title>
            <chart:grid chart:style-name="ch8" chart:class="major"/>
          </chart:axis>
          <chart:series chart:style-name="ch9" chart:values-cell-range-address="Лист1.B7:Лист1.B26" chart:label-cell-address="Лист1.B6:Лист1.B6" chart:class="chart:line">
            <chart:data-point chart:repeated="20"/>
          </chart:series>
          <chart:series chart:style-name="ch10" chart:values-cell-range-address="Лист1.C7:Лист1.C26" chart:label-cell-address="Лист1.C6:Лист1.C6" chart:class="chart:line">
            <chart:data-point chart:repeated="20"/>
          </chart:series>
          <chart:series chart:style-name="ch11" chart:values-cell-range-address="Лист1.D7:Лист1.D26" chart:label-cell-address="Лист1.D6:Лист1.D6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ыбором</text:p>
                <draw:g>
                  <svg:desc>Лист1.B6:Лист1.B6</svg:desc>
                </draw:g>
              </table:table-cell>
              <table:table-cell office:value-type="string">
                <text:p>Обменом</text:p>
                <draw:g>
                  <svg:desc>Лист1.C6:Лист1.C6</svg:desc>
                </draw:g>
              </table:table-cell>
              <table:table-cell office:value-type="string">
                <text:p>Шелла</text:p>
                <draw:g>
                  <svg:desc>Лист1.D6:Лист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Выбором</text:p>
                <text:list>
                  <text:list-item>
                    <text:p/>
                  </text:list-item>
                  <text:list-item>
                    <text:p>Выбором</text:p>
                  </text:list-item>
                </text:list>
                <draw:g>
                  <svg:desc>Лист1.A7:Лист1.A26</svg:desc>
                </draw:g>
              </table:table-cell>
              <table:table-cell office:value-type="float" office:value="1.2">
                <text:p>1.2</text:p>
                <draw:g>
                  <svg:desc>Лист1.B7:Лист1.B26</svg:desc>
                </draw:g>
              </table:table-cell>
              <table:table-cell office:value-type="float" office:value="3.4">
                <text:p>3.4</text:p>
                <draw:g>
                  <svg:desc>Лист1.C7:Лист1.C26</svg:desc>
                </draw:g>
              </table:table-cell>
              <table:table-cell office:value-type="float" office:value="1.3">
                <text:p>1.3</text:p>
                <draw:g>
                  <svg:desc>Лист1.D7:Лист1.D26</svg:desc>
                </draw:g>
              </table:table-cell>
            </table:table-row>
            <table:table-row>
              <table:table-cell office:value-type="string">
                <text:p>Обменом</text:p>
                <text:list>
                  <text:list-item>
                    <text:p/>
                  </text:list-item>
                  <text:list-item>
                    <text:p>Обменом</text:p>
                  </text:list-item>
                </text:list>
              </table:table-cell>
              <table:table-cell office:value-type="float" office:value="4.4">
                <text:p>4.4</text:p>
              </table:table-cell>
              <table:table-cell office:value-type="float" office:value="11.7">
                <text:p>11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Шелла</text:p>
                <text:list>
                  <text:list-item>
                    <text:p/>
                  </text:list-item>
                  <text:list-item>
                    <text:p>Шелла</text:p>
                  </text:list-item>
                </text:list>
              </table:table-cell>
              <table:table-cell office:value-type="float" office:value="9.3">
                <text:p>9.3</text:p>
              </table:table-cell>
              <table:table-cell office:value-type="float" office:value="23.6">
                <text:p>23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/>
              <table:table-cell office:value-type="float" office:value="16.4">
                <text:p>16.4</text:p>
              </table:table-cell>
              <table:table-cell office:value-type="float" office:value="37.7">
                <text:p>37.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/>
              <table:table-cell office:value-type="float" office:value="25.1">
                <text:p>25.1</text:p>
              </table:table-cell>
              <table:table-cell office:value-type="float" office:value="53.7">
                <text:p>53.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/>
              <table:table-cell office:value-type="float" office:value="36.3">
                <text:p>36.3</text:p>
              </table:table-cell>
              <table:table-cell office:value-type="float" office:value="74.8">
                <text:p>74.8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/>
              <table:table-cell office:value-type="float" office:value="49.1">
                <text:p>49.1</text:p>
              </table:table-cell>
              <table:table-cell office:value-type="float" office:value="96">
                <text:p>9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/>
              <table:table-cell office:value-type="float" office:value="64.3">
                <text:p>64.3</text:p>
              </table:table-cell>
              <table:table-cell office:value-type="float" office:value="119.6">
                <text:p>119.6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/>
              <table:table-cell office:value-type="float" office:value="80.3">
                <text:p>80.3</text:p>
              </table:table-cell>
              <table:table-cell office:value-type="float" office:value="149.2">
                <text:p>149.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/>
              <table:table-cell office:value-type="float" office:value="97.9">
                <text:p>97.9</text:p>
              </table:table-cell>
              <table:table-cell office:value-type="float" office:value="177.2">
                <text:p>177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218.6">
                <text:p>218.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/>
              <table:table-cell office:value-type="float" office:value="139.6">
                <text:p>139.6</text:p>
              </table:table-cell>
              <table:table-cell office:value-type="float" office:value="254.8">
                <text:p>254.8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/>
              <table:table-cell office:value-type="float" office:value="164.3">
                <text:p>164.3</text:p>
              </table:table-cell>
              <table:table-cell office:value-type="float" office:value="288.8">
                <text:p>288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/>
              <table:table-cell office:value-type="float" office:value="192.9">
                <text:p>192.9</text:p>
              </table:table-cell>
              <table:table-cell office:value-type="float" office:value="328.6">
                <text:p>328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/>
              <table:table-cell office:value-type="float" office:value="217.9">
                <text:p>217.9</text:p>
              </table:table-cell>
              <table:table-cell office:value-type="float" office:value="372.5">
                <text:p>372.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/>
              <table:table-cell office:value-type="float" office:value="247.9">
                <text:p>247.9</text:p>
              </table:table-cell>
              <table:table-cell office:value-type="float" office:value="417.5">
                <text:p>417.5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/>
              <table:table-cell office:value-type="float" office:value="278.3">
                <text:p>278.3</text:p>
              </table:table-cell>
              <table:table-cell office:value-type="float" office:value="477.4">
                <text:p>477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312">
                <text:p>312</text:p>
              </table:table-cell>
              <table:table-cell office:value-type="float" office:value="517.5">
                <text:p>517.5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/>
              <table:table-cell office:value-type="float" office:value="347.3">
                <text:p>347.3</text:p>
              </table:table-cell>
              <table:table-cell office:value-type="float" office:value="582.3">
                <text:p>582.3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/>
              <table:table-cell office:value-type="float" office:value="384.3">
                <text:p>384.3</text:p>
              </table:table-cell>
              <table:table-cell office:value-type="float" office:value="656.1">
                <text:p>656.1</text:p>
              </table:table-cell>
              <table:table-cell office:value-type="float" office:value="56.9">
                <text:p>5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